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ans-serif"/>
    <style:font-face style:name="Arial" svg:font-family="Arial" style:font-family-generic="swiss"/>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4pt" style:font-size-asian="14pt" style:font-size-complex="14pt"/>
    </style:style>
    <style:style style:name="P2" style:family="paragraph" style:parent-style-name="Standard">
      <style:paragraph-properties fo:text-align="start" style:justify-single-word="false"/>
      <style:text-properties fo:font-size="10pt" style:font-size-asian="12pt" style:font-size-complex="12pt"/>
    </style:style>
    <style:style style:name="P3" style:family="paragraph" style:parent-style-name="Standard">
      <style:paragraph-properties fo:margin-left="0.4925in" fo:margin-right="0in" fo:text-align="start" style:justify-single-word="false" fo:text-indent="0in" style:auto-text-indent="false"/>
      <style:text-properties fo:font-size="10pt" style:font-size-asian="12pt" style:font-size-complex="12pt"/>
    </style:style>
    <style:style style:name="P4" style:family="paragraph" style:parent-style-name="Standard">
      <style:paragraph-properties fo:text-align="center" style:justify-single-word="false" fo:break-before="page"/>
      <style:text-properties fo:font-size="14pt" style:font-size-asian="14pt" style:font-size-complex="14pt"/>
    </style:style>
    <style:style style:name="P5" style:family="paragraph" style:parent-style-name="Standard" style:list-style-name="L1">
      <style:paragraph-properties fo:text-align="start" style:justify-single-word="false"/>
      <style:text-properties fo:font-size="10pt" style:font-size-asian="12pt" style:font-size-complex="12pt"/>
    </style:style>
    <style:style style:name="P6" style:family="paragraph" style:parent-style-name="Standard" style:list-style-name="L2">
      <style:paragraph-properties fo:text-align="start" style:justify-single-word="false"/>
      <style:text-properties fo:font-size="10pt" style:font-size-asian="12pt" style:font-size-complex="12pt"/>
    </style:style>
    <style:style style:name="P7" style:family="paragraph" style:parent-style-name="Standard" style:list-style-name="L3">
      <style:paragraph-properties fo:text-align="start" style:justify-single-word="false"/>
      <style:text-properties fo:font-size="10pt" style:font-size-asian="12pt" style:font-size-complex="12pt"/>
    </style:style>
    <style:style style:name="P8" style:family="paragraph" style:parent-style-name="Standard" style:list-style-name="L4">
      <style:paragraph-properties fo:text-align="start" style:justify-single-word="false"/>
      <style:text-properties fo:font-size="10pt" style:font-size-asian="12pt" style:font-size-complex="12pt"/>
    </style:style>
    <style:style style:name="P9" style:family="paragraph" style:parent-style-name="Standard" style:list-style-name="L5">
      <style:paragraph-properties fo:text-align="start" style:justify-single-word="false"/>
      <style:text-properties fo:font-size="10pt" style:font-size-asian="12pt" style:font-size-complex="12pt"/>
    </style:style>
    <style:style style:name="P10" style:family="paragraph" style:parent-style-name="Standard" style:list-style-name="L6">
      <style:paragraph-properties fo:text-align="start" style:justify-single-word="false"/>
      <style:text-properties fo:font-size="10pt" style:font-size-asian="12pt" style:font-size-complex="12pt"/>
    </style:style>
    <style:style style:name="P11" style:family="paragraph" style:parent-style-name="Standard" style:list-style-name="L7">
      <style:paragraph-properties fo:text-align="start" style:justify-single-word="false"/>
      <style:text-properties fo:font-size="10pt" style:font-size-asian="12pt" style:font-size-complex="12pt"/>
    </style:style>
    <style:style style:name="P12" style:family="paragraph" style:parent-style-name="Standard" style:list-style-name="L8">
      <style:paragraph-properties fo:text-align="start" style:justify-single-word="false"/>
      <style:text-properties fo:font-size="10pt" style:font-size-asian="12pt" style:font-size-complex="12pt"/>
    </style:style>
    <style:style style:name="P13" style:family="paragraph" style:parent-style-name="Standard" style:list-style-name="L9">
      <style:paragraph-properties fo:text-align="start" style:justify-single-word="false"/>
      <style:text-properties fo:font-size="10pt" style:font-size-asian="12pt" style:font-size-complex="12pt"/>
    </style:style>
    <style:style style:name="P14" style:family="paragraph" style:parent-style-name="Standard" style:list-style-name="L10">
      <style:paragraph-properties fo:text-align="start" style:justify-single-word="false"/>
      <style:text-properties fo:font-size="10pt" style:font-size-asian="12pt" style:font-size-complex="12pt"/>
    </style:style>
    <style:style style:name="P15" style:family="paragraph" style:parent-style-name="Standard" style:list-style-name="L7">
      <style:paragraph-properties fo:text-align="start" style:justify-single-word="false"/>
      <style:text-properties fo:font-size="10pt"/>
    </style:style>
    <style:style style:name="P16" style:family="paragraph" style:parent-style-name="Standard" style:list-style-name="L11">
      <style:paragraph-properties fo:margin-left="0.9846in" fo:margin-right="0in" fo:text-align="start" style:justify-single-word="false" fo:text-indent="-0.25in" style:auto-text-indent="false"/>
      <style:text-properties fo:font-size="10pt" style:font-size-asian="12pt" style:font-size-complex="12pt"/>
    </style:style>
    <style:style style:name="T1" style:family="text">
      <style:text-properties fo:color="#000000"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variant="normal" fo:text-transform="none" fo:color="#222222" style:font-name="arial" fo:font-size="7.94999980926514pt" fo:letter-spacing="normal" fo:font-style="normal" fo:font-weight="normal"/>
    </style:style>
    <style:style style:name="T6" style:family="text">
      <style:text-properties fo:font-variant="normal" fo:text-transform="none" fo:color="#222222" style:font-name="Arial1" fo:letter-spacing="normal" fo:font-style="normal" fo:font-weight="normal" style:font-size-asian="10pt" style:font-size-complex="10pt"/>
    </style:style>
    <style:style style:name="T7" style:family="text">
      <style:text-properties fo:font-variant="normal" fo:text-transform="none" fo:color="#2300dc" style:font-name="arial" fo:font-size="7.94999980926514pt" fo:letter-spacing="normal" fo:font-style="normal" fo:font-weight="normal"/>
    </style:style>
    <style:style style:name="T8" style:family="text">
      <style:text-properties fo:font-variant="normal" fo:text-transform="none" fo:color="#dc2300" style:font-name="arial" fo:font-size="7.94999980926514pt" fo:letter-spacing="normal" fo:font-style="normal"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39in" fo:text-indent="-0.25in" fo:margin-left="0.53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9in" fo:text-indent="-0.25in" fo:margin-left="0.78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9in" fo:text-indent="-0.25in" fo:margin-left="1.03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9in" fo:text-indent="-0.25in" fo:margin-left="1.28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9in" fo:text-indent="-0.25in" fo:margin-left="1.5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9in" fo:text-indent="-0.25in" fo:margin-left="1.78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9in" fo:text-indent="-0.25in" fo:margin-left="2.03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9in" fo:text-indent="-0.25in" fo:margin-left="2.28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9in" fo:text-indent="-0.25in" fo:margin-left="2.53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9in" fo:text-indent="-0.25in" fo:margin-left="2.789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ersion history</text:p>
      <text:p text:style-name="P1"/>
      <text:p text:style-name="P2">version 2.0.6</text:p>
      <text:list xml:id="list7257755742501813626" text:style-name="L1">
        <text:list-item>
          <text:p text:style-name="P5">Added additional instruction in the popup that appears when no timestamps are found in the csv file. This will give casual users additional guidance and clarification for the manual timestamp entry process.<text:line-break/></text:p>
        </text:list-item>
      </text:list>
      <text:p text:style-name="P2">version 2.0.5</text:p>
      <text:list xml:id="list5696322282658498656" text:style-name="L2">
        <text:list-item>
          <text:p text:style-name="P6">files generated by pyote now contain PYOTE in the filename.<text:line-break/></text:p>
        </text:list-item>
        <text:list-item>
          <text:p text:style-name="P6">Timestamps can be corrupted to the point that a timeDelta of 0.0 can result. <text:s/>This version traps that event and reports it clearly --- 2.0.4 failed silently with a divide by zero exception<text:line-break/></text:p>
        </text:list-item>
      </text:list>
      <text:p text:style-name="P2">version 2.0.4</text:p>
      <text:list xml:id="list7472453629821109365" text:style-name="L3">
        <text:list-item>
          <text:p text:style-name="P7">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P2"/>
      <text:p text:style-name="P2">version 2.0.3</text:p>
      <text:list xml:id="list8890142979534036213" text:style-name="L4">
        <text:list-item>
          <text:p text:style-name="P8">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P2"/>
      <text:p text:style-name="P2">version 2.0.2</text:p>
      <text:list xml:id="list7153693810786953688" text:style-name="L5">
        <text:list-item>
          <text:p text:style-name="P9">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4954635845411230273" text:style-name="L6">
        <text:list-item>
          <text:p text:style-name="P10">improved handling of D and R region selection so that one cannot enter an invalid configuration --- automatic corrections/changes are applied.<text:line-break/></text:p>
        </text:list-item>
        <text:list-item>
          <text:p text:style-name="P10">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0">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P2"/>
      <text:p text:style-name="P2">version 1.47</text:p>
      <text:list xml:id="list2020896463449362090" text:style-name="L7">
        <text:list-item>
          <text:p text:style-name="P11">adds bold red highlighting to message: </text:p>
          <text:p text:style-name="P15"><text:span text:style-name="T8">! There is something wrong with timestamps at D and/or R or frames have been dropped !</text:span><text:span text:style-name="T7"> </text:span><text:span text:style-name="T5"><text:line-break/></text:span><text:span text:style-name="T6">so that it is harder to miss.</text:span><text:span text:style-name="T5"><text:line-break/></text:span></text:p>
        </text:list-item>
      </text:list>
      <text:p text:style-name="P2">version 1.46</text:p>
      <text:list xml:id="list1812753896880388260" text:style-name="L8">
        <text:list-item>
          <text:p text:style-name="P12">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2">adds bold blue text in the 'Excel' <text:s/>portion of the final report to indicate whether or not the light curve was block integrated, trimmed, or normalized. <text:s/>Failing to block integrate a light curve that <text:soft-page-break/>needed it is a common error. <text:s/>Highlighting the presence or absence of block integration in the most looked at portion of the final report will hopefully help reduce the number of such errors.</text:p>
        </text:list-item>
      </text:list>
      <text:p text:style-name="P2"/>
      <text:p text:style-name="P2">Version 1.45</text:p>
      <text:list xml:id="list2408604287182944687" text:style-name="L9">
        <text:list-item>
          <text:p text:style-name="P13">the initial fully functional release of pyote.</text:p>
        </text:list-item>
      </text:list>
      <text:p text:style-name="P4">Introduction to <text:span text:style-name="T1">pyote</text:span></text:p>
      <text:p text:style-name="P1">Bob Anderson (<text:a xlink:type="simple" xlink:href="mailto:bob.anderson.ok@gmail.com" text:style-name="Internet_20_link" text:visited-style-name="Visited_20_Internet_20_Link">bob.anderson.ok@gmail.com</text:a>)</text:p>
      <text:p text:style-name="P1"/>
      <text:p text:style-name="P2"><text:span text:style-name="T2">pyote</text:span> is an occultation timing extraction utility program written primarily in python and distributed through PyPI (the python package repository).</text:p>
      <text:p text:style-name="P2"/>
      <text:p text:style-name="P2">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P2"/>
      <text:p text:style-name="P2">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 </text:p>
      <text:p text:style-name="P2"/>
      <text:list xml:id="list7296511999760536722" text:style-name="L10">
        <text:list-item>
          <text:p text:style-name="P14"><text:span text:style-name="T2">pyote</text:span> is designed for ease-of-use in the analysis of so-called square wave occultation light curves (defined as occultation recordings that exhibit no detectable diffraction effects). <text:s/>Such light curves are common with star/asteroid occultations when the star is effectively a point source and the asteroid transit speed is such that the disappearance/reappearance events occur much faster than the frame rate of the video recorder.<text:line-break/></text:p>
        </text:list-item>
        <text:list-item>
          <text:p text:style-name="P14">Correlated noise caused by atmospheric scintillation is frequently present in occultation observations recorded at normal video rates of 25 or 30 frames per second. <text:s/><text:span text:style-name="T2">pyote</text:span> utilizes statistically rigorous calculations to properly characterize the increased uncertainty in D/R time estimates due to such correlated noise.<text:line-break/></text:p>
        </text:list-item>
        <text:list-item>
          <text:p text:style-name="P14">Physically realistic model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4">Maximum Likelihood Estimation is used throughout to determine 'best fit' of model light curves to the actual data.</text:p>
        </text:list-item>
      </text:list>
      <text:p text:style-name="P2"/>
      <text:p text:style-name="P2">The gui for <text:span text:style-name="T2">pyote</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P2"/>
      <text:p text:style-name="P2">All of the major buttons have hover text associated. <text:s/>To learn (or refresh) how to use the program to analyze a light curve, spending a little time 'hovering' on the buttons will pay dividends.</text:p>
      <text:p text:style-name="P2"/>
      <text:p text:style-name="P2"><text:span text:style-name="T2">pyote</text:span> will never change the input light curve, so experimentation is encouraged. <text:s/>There is a 'Start Over' button at the bottom that I encourage you to use freely.</text:p>
      <text:p text:style-name="P2"/>
      <text:p text:style-name="P2">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 </text:p>
      <text:p text:style-name="P2"/>
      <text:p text:style-name="P2">Every time <text:span text:style-name="T2">pyote</text:span> is started, it connects to PyPI (assuming you have an internet connection) and checks to see if a more recent version of <text:span text:style-name="T2">pyote</text:span> has been added to the repository. <text:s/>If your version is completely up-to-date, you will see this</text:p>
      <text:p text:style-name="P2"><draw:frame draw:style-name="fr1" draw:name="graphics1" text:anchor-type="paragraph" svg:width="2in" svg:height="0.8402in" draw:z-index="0"><draw:image xlink:href="../../../docs/images/you-have-most-recent-version.png" xlink:type="simple" xlink:show="embed" xlink:actuate="onLoad"/></draw:frame><text:soft-page-break/>in the log file panel in the lower right-hand corner of the gui. <text:s/>Otherwise, this will appear:</text:p>
      <text:p text:style-name="P2"><draw:frame draw:style-name="fr1" draw:name="graphics2" text:anchor-type="paragraph" svg:width="3in" svg:height="1.3799in" draw:z-index="1"><draw:image xlink:href="../../../docs/images/newer-version-available.png" xlink:type="simple" xlink:show="embed" xlink:actuate="onLoad"/></draw:frame>Normally, you will want to click 'yes'. <text:s/>That will cause your current version of <text:span text:style-name="T2">pyote</text:span> to install (but not run) <text:s/>the newest version. <text:s/>Of course, to execute that new version, you will need to do a close and reopen.</text:p>
      <text:p text:style-name="P2"/>
      <text:p text:style-name="P2">As convenient as this is, there is always a small risk that a new version will actually 'break' something and that the 'cure' may take some time to be posted. <text:s/>But it is always possible to return to a specific previous version of <text:span text:style-name="T2">pyote. <text:s/></text:span><text:span text:style-name="T4">The procedure to do this is explained below.</text:span> </text:p>
      <text:p text:style-name="P2"/>
      <text:p text:style-name="P3">Open an Anaconda Prompt window if you are running Windows. <text:s/></text:p>
      <text:p text:style-name="P3"/>
      <text:p text:style-name="P3">For a Mac installation, open a command window and type <text:span text:style-name="T3">source activate</text:span>. </text:p>
      <text:p text:style-name="P3"/>
      <text:p text:style-name="P3">Then, type the following line in that command window:</text:p>
      <text:p text:style-name="P3"/>
      <text:list xml:id="list8772798384890642085" text:style-name="L11">
        <text:list-item>
          <text:p text:style-name="P16">pip install pyote==1.42</text:p>
        </text:list-item>
      </text:list>
      <text:p text:style-name="P3"/>
      <text:p text:style-name="P3">This command will uninstall the current (flawed) version of <text:span text:style-name="T2">pyote</text:span> and installs a specific version, in this case, version 1.42. <text:s/>Note the double == followed by the specific version number to be installed. <text:s/>(You can always determine a version of <text:span text:style-name="T2">pyote</text:span> that was working for you by opening a recent log file --- the <text:span text:style-name="T2">pyote</text:span> version that produced that log file is recorded there.)</text:p>
      <text:p text:style-name="P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ans-serif"/>
    <style:font-face style:name="Arial" svg:font-family="Arial" style:font-family-generic="swiss"/>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Anderson</meta:initial-creator>
    <meta:creation-date>2017-08-27T18:53:59</meta:creation-date>
    <dc:date>2018-03-22T21:10:42</dc:date>
    <dc:creator>Robert Anderson</dc:creator>
    <meta:editing-duration>P3DT16H25M14S</meta:editing-duration>
    <meta:editing-cycles>21</meta:editing-cycles>
    <meta:generator>OpenOffice/4.1.3$Unix OpenOffice.org_project/413m1$Build-9783</meta:generator>
    <meta:document-statistic meta:table-count="0" meta:image-count="2" meta:object-count="0" meta:page-count="4" meta:paragraph-count="46" meta:word-count="1293" meta:character-count="7736"/>
  </office:meta>
</office:document-meta>
</file>